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7C3BA44A5DAA87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741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 style:list-style-name="L2">
      <style:graphic-properties draw:fill-color="#ffffff" draw:auto-grow-height="true" fo:min-height="15.143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50%" fo:text-align="start" fo:text-indent="0cm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What is Image</text:span></text:p>
          </draw:text-box>
        </draw:frame>
        <draw:custom-shape draw:style-name="gr1" draw:text-style-name="P2" draw:layer="layout" svg:width="21.8cm" svg:height="5cm" svg:x="2.6cm" svg:y="8.045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This Section :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All About Images and Building Block of containers</text:p>
              </text:list-item>
              <text:list-item>
                <text:p text:style-name="P4">What’s in an Image</text:p>
              </text:list-item>
              <text:list-item>
                <text:p text:style-name="P4">Using Docker Hub Registry</text:p>
              </text:list-item>
              <text:list-item>
                <text:p text:style-name="P4">Manage our Local Images</text:p>
              </text:list-item>
              <text:list-item>
                <text:p text:style-name="P4">Builing your own Imag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What is Image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Application Bins and Dependencies </text:p>
              </text:list-item>
              <text:list-item>
                <text:p text:style-name="P4">Meta Data about Image and How to Run it</text:p>
              </text:list-item>
              <text:list-item>
                <text:p text:style-name="P4">Official Def: ‘<text:span text:style-name="T2">An Image is an ordered collection of root filesystem changes and coresponding parameters for use within a container runtime.</text:span>’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What is Images</text:p>
          </draw:text-box>
        </draw:frame>
        <draw:frame presentation:style-name="pr7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Not a Complete OS, No Kernel, kernel modules.</text:p>
              </text:list-item>
              <text:list-item>
                <text:p text:style-name="P4">Small as one file.</text:p>
              </text:list-item>
              <text:list-item>
                <text:p text:style-name="P4">Big as a Ubuntu distro with apt &amp; apache and PHP and more install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8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7C3BA44A5DAA87B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6T22:23:12.525959178</dc:date>
    <meta:editing-duration>PT4H58M24S</meta:editing-duration>
    <meta:editing-cycles>11</meta:editing-cycles>
    <meta:generator>LibreOffice/5.1.6.2$Linux_X86_64 LibreOffice_project/10m0$Build-2</meta:generator>
    <meta:document-statistic meta:object-count="57"/>
  </office:meta>
</office:document-meta>
</file>